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72*"/>
    </style:style>
    <style:style style:name="Table2.B" style:family="table-column">
      <style:table-column-properties style:rel-column-width="22654*"/>
    </style:style>
    <style:style style:name="Table2.C" style:family="table-column">
      <style:table-column-properties style:rel-column-width="27508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5319*"/>
    </style:style>
    <style:style style:name="Table3.B" style:family="table-column">
      <style:table-column-properties style:rel-column-width="22128*"/>
    </style:style>
    <style:style style:name="Table3.C" style:family="table-column">
      <style:table-column-properties style:rel-column-width="28086*"/>
    </style:style>
    <style:style style:name="Table3.A1" style:family="table-cell">
      <style:table-cell-properties fo:border="none"/>
    </style:style>
  </office:automatic-styles>
  <office:body>
    <office:text>
      <text:p text:style-name="Title">Convert</text:p>
      <text:p text:style-name="P1">Convert // Convert a tensor from one element type to another</text:p>
      <text:h text:style-name="Heading_20_1" text:outline-level="1">Description</text:h>
      <text:p text:style-name="First_20_paragraph">Long description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element_type</text:span></text:p>
          </table:table-cell>
          <table:table-cell table:style-name="Table2.A1" office:value-type="string">
            <text:p text:style-name="Table_20_Contents"><text:span text:style-name="Source_Text">ngraph::element::type</text:span></text:p>
          </table:table-cell>
          <table:table-cell table:style-name="Table2.A1" office:value-type="string">
            <text:p text:style-name="Table_20_Contents">The element type of the result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<text:span text:style-name="Source_Text">element_type</text:span></text:p>
          </table:table-cell>
          <table:table-cell table:style-name="Table3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Backprop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v0::Conve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vert</dc:title>
  </office:meta>
</office:document-meta>
</file>

<file path=Formula-0/content.xml><?xml version="1.0" encoding="utf-8"?>
<math xmlns="http://www.w3.org/1998/Math/MathML" display="block">
  <mrow>
    <mover>
      <mstyle mathvariant="monospace">
        <mi>𝚊</mi>
        <mi>𝚛</mi>
        <mi>𝚐</mi>
      </mstyle>
      <mo accent="true">¯</mo>
    </mover>
    <mo>←</mo>
    <mstyle mathvariant="monospace">
      <mi>𝙲</mi>
      <mi>𝚘</mi>
      <mi>𝚗</mi>
      <mi>𝚟</mi>
      <mi>𝚎</mi>
      <mi>𝚛</mi>
      <mi>𝚝</mi>
    </mstyle>
    <mo stretchy="false" form="prefix">(</mo>
    <mi>Δ</mi>
    <mo>,</mo>
    <mstyle mathvariant="monospace">
      <mi>𝚊</mi>
      <mi>𝚛</mi>
      <mi>𝚐</mi>
      <mo>−</mo>
      <mo>&gt;</mo>
      <mi>𝚐</mi>
      <mi>𝚎</mi>
      <msub>
        <mi>𝚝</mi>
        <mi>𝚎</mi>
      </msub>
      <mi>𝚕</mi>
      <mi>𝚎</mi>
      <mi>𝚖</mi>
      <mi>𝚎</mi>
      <mi>𝚗</mi>
      <msub>
        <mi>𝚝</mi>
        <mi>𝚝</mi>
      </msub>
      <mi>𝚢</mi>
      <mi>𝚙</mi>
      <mi>𝚎</mi>
      <mo stretchy="false" form="prefix">(</mo>
      <mo stretchy="false" form="postfix">)</mo>
    </mstyle>
    <mo stretchy="false" form="postfix">)</mo>
  </mrow>
</math>
</file>